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5-09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5-06-0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5-03-0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5-01-0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4-07-1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4-03-1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4-01-0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9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7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5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3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2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3-01-1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2-10-1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2-07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2-03-15 18:0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2-01-13 22:06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1-09-08 20:5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1-06-22 17:56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1-03-16 18:4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1-01-06 22:29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0-06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0-03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20-0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9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6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3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9-01-0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10-0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7-0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3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1-0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0-1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7-1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2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1-24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0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7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3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1-2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9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7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3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1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9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6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2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200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7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5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39</text:p>
          </table:table-cell>
          <table:table-cell office:value-type="string" calcext:value-type="string">
            <text:p>Lenwood 1</text:p>
          </table:table-cell>
          <table:table-cell office:value-type="string" calcext:value-type="string">
            <text:p>199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74" meta:object-count="0"/>
    <meta:user-defined meta:name="AppVersion">3.0</meta:user-defined>
  </office:meta>
</office:document-meta>
</file>